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 style:master-page-name="MPF0">
      <style:paragraph-properties fo:line-height="115%" fo:text-align="center" style:justify-single-word="false" style:page-number="auto" fo:break-before="page"/>
    </style:style>
    <style:style style:name="P2" style:family="paragraph" style:parent-style-name="Heading_20_1">
      <style:paragraph-properties fo:margin-left="-0.009cm" fo:line-height="115%" fo:text-align="start" style:justify-single-word="false">
        <style:tab-stops/>
      </style:paragraph-properties>
    </style:style>
    <style:style style:name="P3" style:family="paragraph" style:parent-style-name="Heading_20_1">
      <style:paragraph-properties fo:margin-left="-0.009cm" fo:margin-top="0cm" fo:margin-bottom="0.681cm" style:contextual-spacing="false" fo:line-height="115%" fo:text-align="start" style:justify-single-word="false">
        <style:tab-stops/>
      </style:paragraph-properties>
      <style:text-properties fo:language="es" fo:country="ES"/>
    </style:style>
    <style:style style:name="P4" style:family="paragraph" style:parent-style-name="Normal">
      <style:paragraph-properties fo:margin-right="-0.035cm" fo:margin-top="0cm" fo:margin-bottom="0cm" style:contextual-spacing="false" fo:text-align="end" style:justify-single-word="false"/>
    </style:style>
    <style:style style:name="P5" style:family="paragraph" style:parent-style-name="Normal">
      <style:paragraph-properties fo:margin-left="-0.009cm" fo:margin-top="0cm" fo:margin-bottom="0.728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-0.009cm" fo:margin-top="0cm" fo:margin-bottom="0.728cm" style:contextual-spacing="false" fo:line-height="115%" fo:text-align="start" style:justify-single-word="false" fo:text-indent="-0.018cm" style:auto-text-indent="false" style:writing-mode="lr-tb">
        <style:tab-stops/>
      </style:paragraph-properties>
    </style:style>
    <style:style style:name="P7" style:family="paragraph" style:parent-style-name="Normal">
      <style:paragraph-properties fo:margin-left="-0.009cm" fo:margin-top="0cm" fo:margin-bottom="0.665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top="0cm" fo:margin-bottom="0.619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-0.009cm" fo:margin-top="0cm" fo:margin-bottom="0.483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-0.009cm" fo:margin-top="0cm" fo:margin-bottom="0.748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-0.009cm" fo:margin-top="0cm" fo:margin-bottom="0.369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top="0cm" fo:margin-bottom="0.669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top="0cm" fo:margin-bottom="0.524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top="0cm" fo:margin-bottom="0.497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top="0cm" fo:margin-bottom="0.316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-0.009cm" fo:margin-top="0cm" fo:margin-bottom="0.512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-0.009cm" fo:margin-top="0cm" fo:margin-bottom="0.379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0.653cm" fo:margin-right="10.693cm" fo:margin-top="0cm" fo:margin-bottom="0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-0.009cm" fo:margin-top="0cm" fo:margin-bottom="0.619cm" style:contextual-spacing="false" fo:line-height="115%" fo:text-align="start" style:justify-single-word="false" fo:text-indent="0cm" style:auto-text-indent="false">
        <style:tab-stops/>
      </style:paragraph-properties>
      <style:text-properties officeooo:paragraph-rsid="000a413b"/>
    </style:style>
    <style:style style:name="P20" style:family="paragraph" style:parent-style-name="Normal">
      <style:paragraph-properties fo:margin-left="2.307cm" fo:margin-top="0cm" fo:margin-bottom="0.619cm" style:contextual-spacing="false" fo:line-height="115%" fo:text-align="start" style:justify-single-word="false" fo:text-indent="0cm" style:auto-text-indent="false">
        <style:tab-stops/>
      </style:paragraph-properties>
      <style:text-properties officeooo:paragraph-rsid="000a413b"/>
    </style:style>
    <style:style style:name="P21" style:family="paragraph" style:parent-style-name="Normal">
      <style:paragraph-properties fo:margin-top="0cm" fo:margin-bottom="0.63cm" style:contextual-spacing="false" fo:line-height="115%" fo:text-align="start" style:justify-single-word="false">
        <style:tab-stops>
          <style:tab-stop style:position="0.797cm" style:type="center"/>
          <style:tab-stop style:position="1.7cm" style:type="center"/>
        </style:tab-stops>
      </style:paragraph-properties>
    </style:style>
    <style:style style:name="P22" style:family="paragraph" style:parent-style-name="Normal">
      <style:paragraph-properties fo:margin-left="-0.009cm" fo:margin-top="0cm" fo:margin-bottom="0.512cm" style:contextual-spacing="false" fo:line-height="100%" fo:text-align="start" style:justify-single-word="false" fo:text-indent="-0.018cm" style:auto-text-indent="false">
        <style:tab-stops/>
      </style:paragraph-properties>
    </style:style>
    <style:style style:name="P23" style:family="paragraph" style:parent-style-name="Normal">
      <style:paragraph-properties fo:margin-left="-0.009cm" fo:margin-top="0cm" fo:margin-bottom="0.542cm" style:contextual-spacing="false" fo:line-height="100%" fo:text-align="start" style:justify-single-word="false" fo:text-indent="-0.018cm" style:auto-text-indent="false">
        <style:tab-stops/>
      </style:paragraph-properties>
    </style:style>
    <style:style style:name="P24" style:family="paragraph" style:parent-style-name="Normal">
      <style:paragraph-properties fo:margin-left="-0.009cm" fo:margin-top="0cm" fo:margin-bottom="0.605cm" style:contextual-spacing="false" fo:line-height="100%" fo:text-align="start" style:justify-single-word="false" fo:text-indent="-0.018cm" style:auto-text-indent="false">
        <style:tab-stops/>
      </style:paragraph-properties>
    </style:style>
    <style:style style:name="P25" style:family="paragraph" style:parent-style-name="Normal">
      <style:paragraph-properties fo:margin-left="-0.009cm" fo:margin-top="0cm" fo:margin-bottom="0.503cm" style:contextual-spacing="false" fo:line-height="100%" fo:text-align="start" style:justify-single-word="false" fo:text-indent="-0.018cm" style:auto-text-indent="false">
        <style:tab-stops/>
      </style:paragraph-properties>
    </style:style>
    <style:style style:name="P26" style:family="paragraph" style:parent-style-name="Normal" style:list-style-name="L1">
      <style:paragraph-properties fo:margin-top="0cm" fo:margin-bottom="0.198cm" style:contextual-spacing="false" fo:line-height="100%" fo:text-align="start" style:justify-single-word="false" fo:text-indent="-0.635cm" style:auto-text-indent="false"/>
    </style:style>
    <style:style style:name="P27" style:family="paragraph" style:parent-style-name="Normal" style:list-style-name="L1">
      <style:paragraph-properties fo:margin-top="0cm" fo:margin-bottom="0.517cm" style:contextual-spacing="false" fo:line-height="100%" fo:text-align="start" style:justify-single-word="false" fo:text-indent="-0.635cm" style:auto-text-indent="false"/>
    </style:style>
    <style:style style:name="P28" style:family="paragraph" style:parent-style-name="Standard">
      <loext:graphic-properties draw:fill="solid" draw:fill-color="#1e1e1e"/>
      <style:paragraph-properties fo:background-color="#1e1e1e" fo:padding="0cm" fo:border="none" style:shadow="none"/>
    </style:style>
    <style:style style:name="P29" style:family="paragraph" style:parent-style-name="Standard">
      <style:paragraph-properties fo:margin-left="-0.009cm" fo:margin-top="0cm" fo:margin-bottom="1.819cm" style:contextual-spacing="false" fo:line-height="115%" fo:text-align="start" style:justify-single-word="false">
        <style:tab-stops/>
      </style:paragraph-properties>
      <style:text-properties fo:language="es" fo:country="ES" officeooo:paragraph-rsid="000a413b"/>
    </style:style>
    <style:style style:name="P30" style:family="paragraph" style:parent-style-name="Standard">
      <style:paragraph-properties fo:margin-left="-0.009cm" fo:line-height="115%" fo:text-align="start" style:justify-single-word="false">
        <style:tab-stops/>
      </style:paragraph-properties>
      <style:text-properties fo:language="es" fo:country="ES"/>
    </style:style>
    <style:style style:name="P31" style:family="paragraph" style:parent-style-name="Standard">
      <style:paragraph-properties fo:margin-left="-0.009cm" fo:margin-top="0cm" fo:margin-bottom="0.307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32" style:family="paragraph" style:parent-style-name="Standard">
      <style:paragraph-properties fo:margin-left="-0.009cm" fo:margin-top="0cm" fo:margin-bottom="3.284cm" style:contextual-spacing="false" fo:line-height="115%" fo:text-align="start" style:justify-single-word="false" fo:text-indent="-0.018cm" style:auto-text-indent="false">
        <style:tab-stops/>
      </style:paragraph-properties>
    </style:style>
    <style:style style:name="P33" style:family="paragraph" style:parent-style-name="Standard">
      <style:paragraph-properties fo:margin-left="-0.009cm" fo:line-height="115%" fo:text-align="start" style:justify-single-word="false">
        <style:tab-stops/>
      </style:paragraph-properties>
    </style:style>
    <style:style style:name="P34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officeooo:paragraph-rsid="000a413b"/>
    </style:style>
    <style:style style:name="T1" style:family="text">
      <style:text-properties style:font-name="Arial" fo:font-size="16pt" fo:language="es" fo:country="ES" fo:font-style="italic" style:font-name-asian="Arial" style:font-size-asian="16pt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language="es" fo:country="ES" style:font-name-asian="Arial" style:font-name-complex="Arial"/>
    </style:style>
    <style:style style:name="T4" style:family="text">
      <style:text-properties style:font-name="Arial" fo:language="es" fo:country="ES" fo:font-weight="bold" style:font-name-asian="Arial" style:font-weight-asian="bold" style:font-name-complex="Arial"/>
    </style:style>
    <style:style style:name="T5" style:family="text">
      <style:text-properties style:font-name="Verdana" fo:font-size="13pt" fo:language="es" fo:country="ES" fo:font-weight="bold" style:font-name-asian="Verdana" style:font-size-asian="13pt" style:font-weight-asian="bold" style:font-name-complex="Verdana"/>
    </style:style>
    <style:style style:name="T6" style:family="text">
      <style:text-properties style:font-name="Verdana" fo:language="es" fo:country="ES" style:font-name-asian="Verdana" style:font-name-complex="Verdana"/>
    </style:style>
    <style:style style:name="T7" style:family="text">
      <style:text-properties style:font-name="Verdana" fo:language="es" fo:country="ES" fo:font-weight="bold" style:font-name-asian="Verdana" style:font-weight-asian="bold" style:font-name-complex="Verdana"/>
    </style:style>
    <style:style style:name="T8" style:family="text">
      <style:text-properties fo:color="#188038" loext:opacity="100%" style:font-name="Courier New" fo:font-size="13pt" fo:language="es" fo:country="ES" fo:font-weight="bold" style:font-name-asian="Courier New" style:font-size-asian="13pt" style:font-weight-asian="bold" style:font-name-complex="Courier New"/>
    </style:style>
    <style:style style:name="T9" style:family="text">
      <style:text-properties fo:color="#188038" loext:opacity="100%" style:font-name="Courier New" fo:font-size="10.5pt" fo:language="es" fo:country="ES" style:font-name-asian="Courier New" style:font-size-asian="10.5pt" style:font-name-complex="Courier New"/>
    </style:style>
    <style:style style:name="T10" style:family="text">
      <style:text-properties fo:color="#188038" loext:opacity="100%" style:font-name="Courier New" fo:language="es" fo:country="ES" style:font-name-asian="Courier New" style:font-name-complex="Courier New"/>
    </style:style>
    <style:style style:name="T11" style:family="text">
      <style:text-properties fo:color="#ff0000" loext:opacity="100%" style:font-name="Arial" fo:font-size="12pt" fo:language="es" fo:country="ES" fo:font-style="italic" fo:font-weight="bold" style:font-name-asian="Arial" style:font-size-asian="12pt" style:font-style-asian="italic" style:font-weight-asian="bold" style:font-name-complex="Arial"/>
    </style:style>
    <style:style style:name="T12" style:family="text">
      <style:text-properties fo:color="#4e5256" loext:opacity="100%" style:font-name="Arial" fo:font-size="10.5pt" fo:language="es" fo:country="ES" style:font-name-asian="Arial" style:font-size-asian="10.5pt" style:font-name-complex="Arial"/>
    </style:style>
    <style:style style:name="T13" style:family="text">
      <style:text-properties fo:color="#4e5256" loext:opacity="100%" style:font-name="Arial" fo:font-size="10.5pt" fo:language="es" fo:country="ES" fo:font-weight="bold" style:font-name-asian="Arial" style:font-size-asian="10.5pt" style:font-weight-asian="bold" style:font-name-complex="Arial"/>
    </style:style>
    <style:style style:name="T14" style:family="text">
      <style:text-properties fo:font-size="24pt" fo:language="es" fo:country="ES" style:font-size-asian="24pt" style:font-size-complex="24pt"/>
    </style:style>
    <style:style style:name="T15" style:family="text">
      <style:text-properties fo:language="es" fo:country="ES"/>
    </style:style>
    <style:style style:name="T16" style:family="text">
      <style:text-properties fo:color="#499cd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499cd5" loext:opacity="100%" style:font-name="JetBrains Mono" fo:font-size="10pt" fo:language="es" fo:country="ES" fo:font-style="normal" fo:font-weight="normal" style:font-name-asian="Arial" style:font-size-asian="10pt" style:font-style-asian="normal" style:font-weight-asian="normal" style:font-name-complex="Arial"/>
    </style:style>
    <style:style style:name="T18" style:family="text">
      <style:text-properties fo:color="#dcdca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d4d4d4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4cda8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d9069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d7ba7d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99856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dbdbaa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39c8b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0000" loext:opacity="100%" style:font-name="Arial" fo:language="es" fo:country="ES" style:font-name-asian="Arial" style:font-name-complex="Arial"/>
    </style:style>
    <style:style style:name="T28" style:family="text">
      <style:text-properties fo:color="#9cdcfe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margin-left="1.083cm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Aria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Aria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Aria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Aria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Aria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Default_20_Paragraph_20_Font"><text:span text:style-name="T14">Kotlin tabla ejercicios 2</text:span></text:span></text:h>
      <text:p text:style-name="P8"><text:span text:style-name="Default_20_Paragraph_20_Font"><text:span text:style-name="T1">Ejercicio 1:</text:span></text:span></text:p>
      <text:h text:style-name="P2" text:outline-level="1"><text:span text:style-name="T15">Sumar los números del 1 al 100 usando un bucle </text:span><text:span text:style-name="Default_20_Paragraph_20_Font"><text:span text:style-name="T10">for</text:span></text:span></text:h>
      <text:p text:style-name="P9"><text:span text:style-name="Default_20_Paragraph_20_Font"><text:span text:style-name="T3">Escribe una función llamada </text:span></text:span><text:span text:style-name="Default_20_Paragraph_20_Font"><text:span text:style-name="T10">sumarNumeros </text:span></text:span><text:span text:style-name="Default_20_Paragraph_20_Font"><text:span text:style-name="T3">que utilice un bucle </text:span></text:span><text:span text:style-name="Default_20_Paragraph_20_Font"><text:span text:style-name="T10">for </text:span></text:span><text:span text:style-name="Default_20_Paragraph_20_Font"><text:span text:style-name="T3">para sumar todos los números del 1 al 100. Luego, imprime el resultado.</text:span></text:span></text:p>
      <text:p text:style-name="P6"><text:span text:style-name="Default_20_Paragraph_20_Font"><text:span text:style-name="T4">Pista: </text:span></text:span><text:span text:style-name="Default_20_Paragraph_20_Font"><text:span text:style-name="T3">Usa un bucle </text:span></text:span><text:span text:style-name="Default_20_Paragraph_20_Font"><text:span text:style-name="T10">for </text:span></text:span><text:span text:style-name="Default_20_Paragraph_20_Font"><text:span text:style-name="T3">con un rango de 1 a 100.</text:span></text:span></text:p>
      <text:p text:style-name="P28" loext:marker-style-name="T19"><text:span text:style-name="T16">fun </text:span><text:span text:style-name="T18">sumarNumeros</text:span><text:span text:style-name="T19">(){<text:line-break/> <text:s text:c="3"/></text:span><text:span text:style-name="T16">var </text:span><text:span text:style-name="T19">suma = </text:span><text:span text:style-name="T20">0<text:line-break/> <text:s text:c="3"/></text:span><text:span text:style-name="T16">for </text:span><text:span text:style-name="T19">(</text:span><text:span text:style-name="T18">i </text:span><text:span text:style-name="T16">in </text:span><text:span text:style-name="T20">1</text:span><text:span text:style-name="T19">..</text:span><text:span text:style-name="T20">100</text:span><text:span text:style-name="T19">){<text:line-break/> <text:s text:c="7"/>suma += i<text:line-break/> <text:s text:c="3"/>}<text:line-break/> <text:s text:c="3"/></text:span><text:span text:style-name="T21">println</text:span><text:span text:style-name="T19">(</text:span><text:span text:style-name="T22">"La suma de los números del 1 al 100 es </text:span><text:span text:style-name="T23">$</text:span><text:span text:style-name="T19">suma</text:span><text:span text:style-name="T22">"</text:span><text:span text:style-name="T19">)<text:line-break/>}<text:line-break/></text:span><text:span text:style-name="T25">sumarNumeros</text:span><text:span text:style-name="T19">()</text:span></text:p>
      <text:p text:style-name="P29"/>
      <text:p text:style-name="P19"><text:span text:style-name="Default_20_Paragraph_20_Font"><text:span text:style-name="T1">Ejercicio 2:</text:span></text:span></text:p>
      <text:p text:style-name="P10"><text:span text:style-name="Default_20_Paragraph_20_Font"><text:span text:style-name="T5">Contar números pares entre 1 y 50 con un bucle </text:span></text:span><text:span text:style-name="Default_20_Paragraph_20_Font"><text:span text:style-name="T8">while</text:span></text:span></text:p>
      <text:p text:style-name="P11"><text:span text:style-name="Default_20_Paragraph_20_Font"><text:span text:style-name="T6">Crea una función llamada </text:span></text:span><text:span text:style-name="Default_20_Paragraph_20_Font"><text:span text:style-name="T10">contarNumerosPares </text:span></text:span><text:span text:style-name="Default_20_Paragraph_20_Font"><text:span text:style-name="T6">que utilice un bucle </text:span></text:span><text:span text:style-name="Default_20_Paragraph_20_Font"><text:span text:style-name="T10">while </text:span></text:span><text:span text:style-name="Default_20_Paragraph_20_Font"><text:span text:style-name="T6">para contar cuántos números pares hay entre 1 y 50. Imprime el resultado.</text:span></text:span></text:p>
      <text:p text:style-name="P12"><text:span text:style-name="Default_20_Paragraph_20_Font"><text:span text:style-name="T7">Pista: </text:span></text:span><text:span text:style-name="Default_20_Paragraph_20_Font"><text:span text:style-name="T6">Incrementa un contador solo cuando el número sea par.</text:span></text:span></text:p>
      <text:p text:style-name="P28" loext:marker-style-name="T19"><text:span text:style-name="Default_20_Paragraph_20_Font"><text:span text:style-name="T17">fun </text:span></text:span><text:span text:style-name="T18">contarNumerosPares</text:span><text:span text:style-name="T19">(){<text:line-break/> <text:s text:c="3"/></text:span><text:span text:style-name="T16">var </text:span><text:span text:style-name="T19">contadorPares = </text:span><text:span text:style-name="T20">0<text:line-break/> <text:s text:c="3"/></text:span><text:span text:style-name="T16">var </text:span><text:span text:style-name="T19">numero = </text:span><text:span text:style-name="T20">1<text:line-break/> <text:s text:c="3"/></text:span><text:span text:style-name="T16">while </text:span><text:span text:style-name="T19">(numero&lt;</text:span><text:span text:style-name="T20">50</text:span><text:span text:style-name="T19">){<text:line-break/> <text:s text:c="7"/>numero++<text:line-break/> <text:s text:c="7"/></text:span><text:span text:style-name="T16">if </text:span><text:span text:style-name="T19">(numero%</text:span><text:span text:style-name="T20">2 </text:span><text:span text:style-name="T19">== </text:span><text:span text:style-name="T20">0</text:span><text:span text:style-name="T19">){<text:line-break/> <text:s text:c="11"/>contadorPares++<text:line-break/> <text:s text:c="7"/>}<text:line-break/> <text:s text:c="3"/>}<text:line-break/> <text:s text:c="3"/></text:span><text:span text:style-name="T21">println</text:span><text:span text:style-name="T19">(</text:span><text:span text:style-name="T22">"Hay </text:span><text:span text:style-name="T23">$</text:span><text:span text:style-name="T19">contadorPares</text:span><text:span text:style-name="T22"> números pares del 1 al 50"</text:span><text:span text:style-name="T19">)<text:line-break/>}<text:line-break/></text:span><text:span text:style-name="T25">contarNumerosPares</text:span><text:span text:style-name="T19">()</text:span></text:p>
      <text:p text:style-name="P31"><text:span text:style-name="Default_20_Paragraph_20_Font"><text:span text:style-name="T11"/></text:span></text:p>
      <text:p text:style-name="P20"><text:span text:style-name="Default_20_Paragraph_20_Font"><text:span text:style-name="T11"/></text:span></text:p>
      <text:p text:style-name="P19"><text:soft-page-break/><text:span text:style-name="Default_20_Paragraph_20_Font"><text:span text:style-name="T1">Ejercicio 3:</text:span></text:span></text:p>
      <text:h text:style-name="P2" text:outline-level="1"><text:span text:style-name="T15">Mostrar un menú hasta que el usuario seleccione salir (bucle </text:span><text:span text:style-name="Default_20_Paragraph_20_Font"><text:span text:style-name="T10">do-while</text:span></text:span><text:span text:style-name="T15">)</text:span></text:h>
      <text:p text:style-name="P5"><text:span text:style-name="Default_20_Paragraph_20_Font"><text:span text:style-name="T3">Crea una función llamada </text:span></text:span><text:span text:style-name="Default_20_Paragraph_20_Font"><text:span text:style-name="T10">mostrarMenu </text:span></text:span><text:span text:style-name="Default_20_Paragraph_20_Font"><text:span text:style-name="T3">que imprima un menú simple con tres opciones:</text:span></text:span></text:p>
      <text:p text:style-name="P18"><text:span text:style-name="Default_20_Paragraph_20_Font"><text:span text:style-name="T3">1.<text:tab/>Sumar dos números. 2.<text:tab/>Restar dos números.</text:span></text:span></text:p>
      <text:p text:style-name="P21"><text:span text:style-name="T15"><text:tab/></text:span><text:span text:style-name="Default_20_Paragraph_20_Font"><text:span text:style-name="T3">3.<text:tab/>Salir.</text:span></text:span></text:p>
      <text:p text:style-name="P13"><text:span text:style-name="Default_20_Paragraph_20_Font"><text:span text:style-name="T3">El menú debe repetirse hasta que el usuario elija la opción "Salir". Utiliza un bucle </text:span></text:span><text:span text:style-name="Default_20_Paragraph_20_Font"><text:span text:style-name="T10">do-while </text:span></text:span><text:span text:style-name="Default_20_Paragraph_20_Font"><text:span text:style-name="T3">para esto.</text:span></text:span></text:p>
      <text:p text:style-name="P5"><text:span text:style-name="Default_20_Paragraph_20_Font"><text:span text:style-name="T4">Pista: </text:span></text:span><text:span text:style-name="Default_20_Paragraph_20_Font"><text:span text:style-name="T3">Usa la clase </text:span></text:span><text:span text:style-name="Default_20_Paragraph_20_Font"><text:span text:style-name="T10">Scanner </text:span></text:span><text:span text:style-name="Default_20_Paragraph_20_Font"><text:span text:style-name="T3">para leer las entradas del usuario.</text:span></text:span></text:p>
      <text:p text:style-name="P34" loext:marker-style-name="T19"><text:span text:style-name="Default_20_Paragraph_20_Font"><text:span text:style-name="T17">fun </text:span></text:span><text:span text:style-name="T18">isInteger</text:span><text:span text:style-name="T19">(</text:span><text:span text:style-name="T18">opcion </text:span><text:span text:style-name="T19">: </text:span><text:span text:style-name="T26">String</text:span><text:span text:style-name="T19">) : </text:span><text:span text:style-name="T26">Boolean</text:span><text:span text:style-name="T19">{<text:line-break/> <text:s text:c="3"/></text:span><text:span text:style-name="T16">return try </text:span><text:span text:style-name="T19">{<text:line-break/> <text:s text:c="7"/></text:span><text:span text:style-name="T18">opcion</text:span><text:span text:style-name="T19">.</text:span><text:span text:style-name="T21">toInt</text:span><text:span text:style-name="T19">()<text:line-break/> <text:s text:c="7"/></text:span><text:span text:style-name="T16">true<text:line-break/> <text:s text:c="3"/></text:span><text:span text:style-name="T19">} </text:span><text:span text:style-name="T16">catch </text:span><text:span text:style-name="T19">(</text:span><text:span text:style-name="T18">e</text:span><text:span text:style-name="T19">: </text:span><text:span text:style-name="T26">NumberFormatException</text:span><text:span text:style-name="T19">) {<text:line-break/> <text:s text:c="7"/></text:span><text:span text:style-name="T16">false<text:line-break/> <text:s text:c="3"/></text:span><text:span text:style-name="T19">}<text:line-break/>}<text:line-break/></text:span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pan text:style-name="T19"/></text:p>
      <text:p text:style-name="P34" loext:marker-style-name="T19"><text:soft-page-break/><text:span text:style-name="T19"><text:line-break/><text:line-break/></text:span><text:span text:style-name="T16">fun </text:span><text:span text:style-name="T18">mostrarMenu</text:span><text:span text:style-name="T19">(){<text:line-break/> <text:s text:c="3"/></text:span><text:span text:style-name="T16">val </text:span><text:span text:style-name="T19">sc = </text:span><text:span text:style-name="T25">Scanner</text:span><text:span text:style-name="T19">(</text:span><text:span text:style-name="T26">System</text:span><text:span text:style-name="T19">.</text:span><text:span text:style-name="T21">`in`</text:span><text:span text:style-name="T19">)<text:line-break/> <text:s text:c="3"/></text:span><text:span text:style-name="T16">var </text:span><text:span text:style-name="T19">opcion : </text:span><text:span text:style-name="T26">String<text:line-break/><text:line-break/> <text:s text:c="3"/></text:span><text:span text:style-name="T16">do </text:span><text:span text:style-name="T19">{<text:line-break/> <text:s text:c="7"/></text:span><text:span text:style-name="T21">println</text:span><text:span text:style-name="T19">(</text:span><text:span text:style-name="T22">"</text:span><text:span text:style-name="T23">\n</text:span><text:span text:style-name="T22">Elije una de estas opciones: "</text:span><text:span text:style-name="T19">)<text:line-break/> <text:s text:c="7"/></text:span><text:span text:style-name="T21">println</text:span><text:span text:style-name="T19">(</text:span><text:span text:style-name="T22">"1. Sumar dos números"</text:span><text:span text:style-name="T19">)<text:line-break/> <text:s text:c="7"/></text:span><text:span text:style-name="T21">println</text:span><text:span text:style-name="T19">(</text:span><text:span text:style-name="T22">"2. Restar dos números"</text:span><text:span text:style-name="T19">)<text:line-break/> <text:s text:c="7"/></text:span><text:span text:style-name="T21">println</text:span><text:span text:style-name="T19">(</text:span><text:span text:style-name="T22">"3. Salir"</text:span><text:span text:style-name="T19">)<text:line-break/> <text:s text:c="7"/>opcion = sc.</text:span><text:span text:style-name="T25">nextLine</text:span><text:span text:style-name="T19">()<text:line-break/> <text:s text:c="7"/></text:span><text:span text:style-name="T16">if </text:span><text:span text:style-name="T19">(</text:span><text:span text:style-name="T25">isInteger</text:span><text:span text:style-name="T19">(opcion)){<text:line-break/> <text:s text:c="11"/></text:span><text:span text:style-name="T16">when</text:span><text:span text:style-name="T19">(opcion.</text:span><text:span text:style-name="T21">toInt</text:span><text:span text:style-name="T19">()){<text:line-break/> <text:s text:c="15"/></text:span><text:span text:style-name="T20">1 </text:span><text:span text:style-name="T19">-&gt; {<text:line-break/> <text:s text:c="19"/></text:span><text:span text:style-name="T21">println</text:span><text:span text:style-name="T19">(</text:span><text:span text:style-name="T22">"Introduce el primer número:"</text:span><text:span text:style-name="T19">)<text:line-break/> <text:s text:c="19"/></text:span><text:span text:style-name="T16">val </text:span><text:span text:style-name="T19">num1 : </text:span><text:span text:style-name="T26">Int </text:span><text:span text:style-name="T19">= sc.</text:span><text:span text:style-name="T25">nextInt</text:span><text:span text:style-name="T19">()<text:line-break/> <text:s text:c="19"/></text:span><text:span text:style-name="T21">println</text:span><text:span text:style-name="T19">(</text:span><text:span text:style-name="T22">"Introduce el segundo número:"</text:span><text:span text:style-name="T19">)<text:line-break/> <text:s text:c="19"/></text:span><text:span text:style-name="T16">val </text:span><text:span text:style-name="T19">num2 : </text:span><text:span text:style-name="T26">Int </text:span><text:span text:style-name="T19">= sc.</text:span><text:span text:style-name="T25">nextInt</text:span><text:span text:style-name="T19">()<text:line-break/> <text:s text:c="19"/></text:span><text:span text:style-name="T21">println</text:span><text:span text:style-name="T19">(</text:span><text:span text:style-name="T22">"La suma es: </text:span><text:span text:style-name="T23">${</text:span><text:span text:style-name="T19">num1 + num2</text:span><text:span text:style-name="T23">}</text:span><text:span text:style-name="T22">"</text:span><text:span text:style-name="T19">)<text:line-break/> <text:s text:c="19"/>sc.</text:span><text:span text:style-name="T25">nextLine</text:span><text:span text:style-name="T19">()<text:line-break/> <text:s text:c="15"/>}<text:line-break/> <text:s text:c="15"/></text:span><text:span text:style-name="T20">2 </text:span><text:span text:style-name="T19">-&gt; {<text:line-break/> <text:s text:c="19"/></text:span><text:span text:style-name="T21">println</text:span><text:span text:style-name="T19">(</text:span><text:span text:style-name="T22">"Introduce el primer número:"</text:span><text:span text:style-name="T19">)<text:line-break/> <text:s text:c="19"/></text:span><text:span text:style-name="T16">val </text:span><text:span text:style-name="T19">num1 : </text:span><text:span text:style-name="T26">Int </text:span><text:span text:style-name="T19">= sc.</text:span><text:span text:style-name="T25">nextInt</text:span><text:span text:style-name="T19">()<text:line-break/> <text:s text:c="19"/></text:span><text:span text:style-name="T21">println</text:span><text:span text:style-name="T19">(</text:span><text:span text:style-name="T22">"Introduce el segundo número:"</text:span><text:span text:style-name="T19">)<text:line-break/> <text:s text:c="19"/></text:span><text:span text:style-name="T16">val </text:span><text:span text:style-name="T19">num2 : </text:span><text:span text:style-name="T26">Int </text:span><text:span text:style-name="T19">= sc.</text:span><text:span text:style-name="T25">nextInt</text:span><text:span text:style-name="T19">()<text:line-break/> <text:s text:c="19"/></text:span><text:span text:style-name="T21">println</text:span><text:span text:style-name="T19">(</text:span><text:span text:style-name="T22">"La resta es: </text:span><text:span text:style-name="T23">${</text:span><text:span text:style-name="T19">num1 - num2</text:span><text:span text:style-name="T23">}</text:span><text:span text:style-name="T22">"</text:span><text:span text:style-name="T19">)<text:line-break/> <text:s text:c="19"/>sc.</text:span><text:span text:style-name="T25">nextLine</text:span><text:span text:style-name="T19">()<text:line-break/> <text:s text:c="15"/>}<text:line-break/> <text:s text:c="15"/></text:span><text:span text:style-name="T20">3 </text:span><text:span text:style-name="T19">-&gt; {}<text:line-break/> <text:s text:c="15"/></text:span><text:span text:style-name="T16">else </text:span><text:span text:style-name="T19">-&gt; </text:span><text:span text:style-name="T21">println</text:span><text:span text:style-name="T19">(</text:span><text:span text:style-name="T22">"La opción seleccionada no se reconoce, vuelve a intentarlo"</text:span><text:span text:style-name="T19">)<text:line-break/> <text:s text:c="11"/>}<text:line-break/> <text:s text:c="7"/>}</text:span><text:span text:style-name="T16">else</text:span><text:span text:style-name="T19">{<text:line-break/> <text:s text:c="11"/></text:span><text:span text:style-name="T21">println</text:span><text:span text:style-name="T19">(</text:span><text:span text:style-name="T22">"La opción seleccionada no se reconoce, vuelve a intentarlo"</text:span><text:span text:style-name="T19">)<text:line-break/> <text:s text:c="7"/>}<text:line-break/><text:line-break/> <text:s text:c="3"/>}</text:span><text:span text:style-name="T16">while </text:span><text:span text:style-name="T19">(opcion.</text:span><text:span text:style-name="T21">toInt</text:span><text:span text:style-name="T19">()!=</text:span><text:span text:style-name="T20">3</text:span><text:span text:style-name="T19">)<text:line-break/><text:line-break/> <text:s text:c="3"/></text:span><text:span text:style-name="T21">println</text:span><text:span text:style-name="T19">(</text:span><text:span text:style-name="T22">"Adiós!"</text:span><text:span text:style-name="T19">)<text:line-break/><text:line-break/>}<text:line-break/></text:span><text:span text:style-name="T25">mostrarMenu</text:span><text:span text:style-name="T19">()</text:span></text:p>
      <text:p text:style-name="P32"><text:span text:style-name="Default_20_Paragraph_20_Font"><text:span text:style-name="T11"/></text:span></text:p>
      <text:p text:style-name="P14"><text:span text:style-name="Default_20_Paragraph_20_Font"><text:span text:style-name="T1"/></text:span></text:p>
      <text:p text:style-name="P14"><text:span text:style-name="Default_20_Paragraph_20_Font"><text:span text:style-name="T1"/></text:span></text:p>
      <text:p text:style-name="P14"><text:span text:style-name="Default_20_Paragraph_20_Font"><text:span text:style-name="T1"/></text:span></text:p>
      <text:p text:style-name="P14"><text:soft-page-break/><text:span text:style-name="Default_20_Paragraph_20_Font"><text:span text:style-name="T1">Ejercicio 4:</text:span></text:span></text:p>
      <text:h text:style-name="P3" text:outline-level="1">Imprimir una tabla de multiplicar usando un bucle for anidado</text:h>
      <text:p text:style-name="P15"><text:span text:style-name="Default_20_Paragraph_20_Font"><text:span text:style-name="T27">Escribe una función llamada</text:span></text:span><text:span text:style-name="Default_20_Paragraph_20_Font"><text:span text:style-name="T12"> </text:span></text:span><text:span text:style-name="Default_20_Paragraph_20_Font"><text:span text:style-name="T9">imprimirTablaMultiplicar</text:span></text:span><text:span text:style-name="Default_20_Paragraph_20_Font"><text:span text:style-name="T27"> que imprima la tabla de multiplicar del 1 al 10 utilizando bucles </text:span></text:span><text:span text:style-name="Default_20_Paragraph_20_Font"><text:span text:style-name="T9">for</text:span></text:span><text:span text:style-name="Default_20_Paragraph_20_Font"><text:span text:style-name="T3"> anidados.</text:span></text:span></text:p>
      <text:p text:style-name="P15"><text:span text:style-name="Default_20_Paragraph_20_Font"><text:span text:style-name="T3">Pista: Un bucle controla el número base, y el otro controla los multiplicadores.</text:span></text:span></text:p>
      <text:p text:style-name="P28" loext:marker-style-name="T19"><text:span text:style-name="Default_20_Paragraph_20_Font"><text:span text:style-name="T17">fun </text:span></text:span><text:span text:style-name="T18">imprimirTablaMultiplicar</text:span><text:span text:style-name="T19">(){<text:line-break/><text:line-break/> <text:s text:c="3"/></text:span><text:span text:style-name="T21">println</text:span><text:span text:style-name="T19">(</text:span><text:span text:style-name="T22">"Tablas de multiplicar:"</text:span><text:span text:style-name="T19">)<text:line-break/> <text:s text:c="3"/></text:span><text:span text:style-name="T16">for </text:span><text:span text:style-name="T19">(</text:span><text:span text:style-name="T18">i </text:span><text:span text:style-name="T16">in </text:span><text:span text:style-name="T20">1 </text:span><text:span text:style-name="T19">.. </text:span><text:span text:style-name="T20">10</text:span><text:span text:style-name="T19">){<text:line-break/> <text:s text:c="7"/></text:span><text:span text:style-name="T21">println</text:span><text:span text:style-name="T19">(</text:span><text:span text:style-name="T22">"</text:span><text:span text:style-name="T23">\n</text:span><text:span text:style-name="T22">____________</text:span><text:span text:style-name="T23">\n</text:span><text:span text:style-name="T22">TABLA DEL </text:span><text:span text:style-name="T23">$</text:span><text:span text:style-name="T19">i</text:span><text:span text:style-name="T23">\n</text:span><text:span text:style-name="T22">-----------"</text:span><text:span text:style-name="T19">)<text:line-break/> <text:s text:c="7"/></text:span><text:span text:style-name="T16">for </text:span><text:span text:style-name="T19">(</text:span><text:span text:style-name="T18">j </text:span><text:span text:style-name="T16">in </text:span><text:span text:style-name="T20">1</text:span><text:span text:style-name="T19">..</text:span><text:span text:style-name="T20">10</text:span><text:span text:style-name="T19">){<text:line-break/> <text:s text:c="11"/></text:span><text:span text:style-name="T21">println</text:span><text:span text:style-name="T19">(</text:span><text:span text:style-name="T22">"</text:span><text:span text:style-name="T23">$</text:span><text:span text:style-name="T19">i</text:span><text:span text:style-name="T22">*</text:span><text:span text:style-name="T23">$</text:span><text:span text:style-name="T19">j</text:span><text:span text:style-name="T22"> = </text:span><text:span text:style-name="T23">${</text:span><text:span text:style-name="T19">i*j</text:span><text:span text:style-name="T23">}</text:span><text:span text:style-name="T22">"</text:span><text:span text:style-name="T19">)<text:line-break/> <text:s text:c="7"/>}<text:line-break/> <text:s text:c="3"/>}<text:line-break/>}<text:line-break/></text:span><text:span text:style-name="T25">imprimirTablaMultiplicar</text:span><text:span text:style-name="T19">()</text:span></text:p>
      <text:p text:style-name="P31"><text:span text:style-name="Default_20_Paragraph_20_Font"><text:span text:style-name="T11"/></text:span></text:p>
      <text:p text:style-name="P14"><text:span text:style-name="Default_20_Paragraph_20_Font"><text:span text:style-name="T1">Ejercicio 5:</text:span></text:span></text:p>
      <text:h text:style-name="P2" text:outline-level="1"><text:span text:style-name="T15">Invertir una cadena con un bucle </text:span><text:span text:style-name="Default_20_Paragraph_20_Font"><text:span text:style-name="T10">for</text:span></text:span></text:h>
      <text:p text:style-name="P15"><text:span text:style-name="Default_20_Paragraph_20_Font"><text:span text:style-name="T3">Escribe una función llamada </text:span></text:span><text:span text:style-name="Default_20_Paragraph_20_Font"><text:span text:style-name="T10">invertirCadena </text:span></text:span><text:span text:style-name="Default_20_Paragraph_20_Font"><text:span text:style-name="T3">que reciba una cadena y la invierta utilizando un bucle </text:span></text:span><text:span text:style-name="Default_20_Paragraph_20_Font"><text:span text:style-name="T10">for</text:span></text:span><text:span text:style-name="Default_20_Paragraph_20_Font"><text:span text:style-name="T3">.</text:span></text:span></text:p>
      <text:p text:style-name="P7"><text:span text:style-name="Default_20_Paragraph_20_Font"><text:span text:style-name="T4">Pista: </text:span></text:span><text:span text:style-name="Default_20_Paragraph_20_Font"><text:span text:style-name="T3">Recorre la cadena desde el final hasta el principio.</text:span></text:span></text:p>
      <text:p text:style-name="P28" loext:marker-style-name="T19"><text:span text:style-name="T16">fun </text:span><text:span text:style-name="T18">invertirCadena</text:span><text:span text:style-name="T19">(){<text:line-break/> <text:s text:c="3"/></text:span><text:span text:style-name="T16">val </text:span><text:span text:style-name="T19">sc = </text:span><text:span text:style-name="T25">Scanner</text:span><text:span text:style-name="T19">(</text:span><text:span text:style-name="T26">System</text:span><text:span text:style-name="T19">.</text:span><text:span text:style-name="T21">`in`</text:span><text:span text:style-name="T19">)<text:line-break/> <text:s text:c="3"/></text:span><text:span text:style-name="T16">var </text:span><text:span text:style-name="T19">cadena : </text:span><text:span text:style-name="T26">String<text:line-break/> <text:s text:c="3"/></text:span><text:span text:style-name="T16">var </text:span><text:span text:style-name="T19">cadenaInvertida = </text:span><text:span text:style-name="T22">""<text:line-break/><text:line-break/> <text:s text:c="3"/></text:span><text:span text:style-name="T21">println</text:span><text:span text:style-name="T19">(</text:span><text:span text:style-name="T22">"Dame una cadena para invertirla: "</text:span><text:span text:style-name="T19">)<text:line-break/> <text:s text:c="3"/>cadena = sc.</text:span><text:span text:style-name="T25">nextLine</text:span><text:span text:style-name="T19">()<text:line-break/><text:line-break/> <text:s text:c="3"/></text:span><text:span text:style-name="T24">//EJEMPLO: Dabale arroz a la zorra el abad<text:line-break/> <text:s text:c="3"/></text:span><text:span text:style-name="T16">for </text:span><text:span text:style-name="T19">(</text:span><text:span text:style-name="T18">i </text:span><text:span text:style-name="T16">in </text:span><text:span text:style-name="T19">cadena.</text:span><text:span text:style-name="T28">length </text:span><text:span text:style-name="T19">- </text:span><text:span text:style-name="T20">1 </text:span><text:span text:style-name="T21">downTo </text:span><text:span text:style-name="T20">0</text:span><text:span text:style-name="T19">){<text:line-break/> <text:s text:c="7"/>cadenaInvertida += cadena[i]<text:line-break/> <text:s text:c="3"/>}<text:line-break/> <text:s text:c="3"/></text:span><text:span text:style-name="T21">println</text:span><text:span text:style-name="T19">(cadenaInvertida)<text:line-break/>}<text:line-break/></text:span><text:span text:style-name="T25">invertirCadena</text:span><text:span text:style-name="T19">()</text:span></text:p>
      <text:p text:style-name="P16"><text:span text:style-name="Default_20_Paragraph_20_Font"><text:span text:style-name="T1"/></text:span></text:p>
      <text:p text:style-name="P16"><text:span text:style-name="Default_20_Paragraph_20_Font"><text:span text:style-name="T1"/></text:span></text:p>
      <text:p text:style-name="P16"><text:span text:style-name="Default_20_Paragraph_20_Font"><text:span text:style-name="T1"/></text:span></text:p>
      <text:p text:style-name="P16"><text:soft-page-break/><text:span text:style-name="Default_20_Paragraph_20_Font"><text:span text:style-name="T1">Ejercicio 6:</text:span></text:span></text:p>
      <text:p text:style-name="P17"><text:span text:style-name="Default_20_Paragraph_20_Font"><text:span text:style-name="T5">Encontrar el primer número múltiplo de 7 mayor que 100 con un bucle </text:span></text:span><text:span text:style-name="Default_20_Paragraph_20_Font"><text:span text:style-name="T8">while</text:span></text:span></text:p>
      <text:p text:style-name="P11"><text:span text:style-name="Default_20_Paragraph_20_Font"><text:span text:style-name="T6">Crea una función llamada </text:span></text:span><text:span text:style-name="Default_20_Paragraph_20_Font"><text:span text:style-name="T10">primerMultiploDeSiete </text:span></text:span><text:span text:style-name="Default_20_Paragraph_20_Font"><text:span text:style-name="T6">que encuentre el primer número múltiplo de 7 mayor que 100 utilizando un bucle </text:span></text:span><text:span text:style-name="Default_20_Paragraph_20_Font"><text:span text:style-name="T10">while</text:span></text:span><text:span text:style-name="Default_20_Paragraph_20_Font"><text:span text:style-name="T6">. Imprime el resultado.</text:span></text:span></text:p>
      <text:p text:style-name="P28" loext:marker-style-name="T19"><text:span text:style-name="T16">fun </text:span><text:span text:style-name="T18">primerMultiploDeSiete</text:span><text:span text:style-name="T19">(){<text:line-break/> <text:s text:c="3"/></text:span><text:span text:style-name="T16">var </text:span><text:span text:style-name="T19">numero : </text:span><text:span text:style-name="T26">Int </text:span><text:span text:style-name="T19">= </text:span><text:span text:style-name="T20">101<text:line-break/><text:line-break/> <text:s text:c="3"/></text:span><text:span text:style-name="T16">while </text:span><text:span text:style-name="T19">(numero%</text:span><text:span text:style-name="T20">7 </text:span><text:span text:style-name="T19">!= </text:span><text:span text:style-name="T20">0</text:span><text:span text:style-name="T19">){<text:line-break/> <text:s text:c="7"/>numero++<text:line-break/> <text:s text:c="3"/>}<text:line-break/> <text:s text:c="3"/></text:span><text:span text:style-name="T21">println</text:span><text:span text:style-name="T19">(</text:span><text:span text:style-name="T22">"El primer múliplo de 7 mayor que 100 es </text:span><text:span text:style-name="T23">$</text:span><text:span text:style-name="T19">numero</text:span><text:span text:style-name="T22">"</text:span><text:span text:style-name="T19">)<text:line-break/><text:line-break/>}<text:line-break/></text:span><text:span text:style-name="T25">primerMultiploDeSiete</text:span><text:span text:style-name="T19">()</text:span></text:p>
      <text:p text:style-name="P33"/>
      <text:p text:style-name="P22"><text:span text:style-name="Default_20_Paragraph_20_Font"><text:span text:style-name="T1">Ejercicio 7:</text:span></text:span></text:p>
      <text:p text:style-name="P23"><text:span text:style-name="Default_20_Paragraph_20_Font"><text:span text:style-name="T5">Controlar un bucle con </text:span></text:span><text:span text:style-name="Default_20_Paragraph_20_Font"><text:span text:style-name="T8">break </text:span></text:span><text:span text:style-name="Default_20_Paragraph_20_Font"><text:span text:style-name="T5">y </text:span></text:span><text:span text:style-name="Default_20_Paragraph_20_Font"><text:span text:style-name="T8">continue</text:span></text:span></text:p>
      <text:p text:style-name="P24"><text:span text:style-name="Default_20_Paragraph_20_Font"><text:span text:style-name="T6">Crea una función llamada </text:span></text:span><text:span text:style-name="Default_20_Paragraph_20_Font"><text:span text:style-name="T10">bucleConControl </text:span></text:span><text:span text:style-name="Default_20_Paragraph_20_Font"><text:span text:style-name="T6">que recorra los números del 1 al 10:</text:span></text:span></text:p>
      <text:list text:style-name="L1">
        <text:list-item>
          <text:p text:style-name="P26"><text:span text:style-name="Default_20_Paragraph_20_Font"><text:span text:style-name="T6">Si el número es divisible por 3, usa </text:span></text:span><text:span text:style-name="Default_20_Paragraph_20_Font"><text:span text:style-name="T10">continue </text:span></text:span><text:span text:style-name="Default_20_Paragraph_20_Font"><text:span text:style-name="T6">para saltarte esa iteración.</text:span></text:span></text:p>
        </text:list-item>
        <text:list-item>
          <text:p text:style-name="P27"><text:span text:style-name="Default_20_Paragraph_20_Font"><text:span text:style-name="T6">Si el número es mayor que 8, usa </text:span></text:span><text:span text:style-name="Default_20_Paragraph_20_Font"><text:span text:style-name="T10">break </text:span></text:span><text:span text:style-name="Default_20_Paragraph_20_Font"><text:span text:style-name="T6">para salir del bucle.</text:span></text:span></text:p>
        </text:list-item>
      </text:list>
      <text:p text:style-name="P25"><text:span text:style-name="Default_20_Paragraph_20_Font"><text:span text:style-name="T6">Imprime los números que no se salten ni rompan el bucle.</text:span></text:span></text:p>
      <text:p text:style-name="P28" loext:marker-style-name="T19"><text:span text:style-name="T16">fun </text:span><text:span text:style-name="T18">bucleConControl</text:span><text:span text:style-name="T19">(){<text:line-break/> <text:s text:c="3"/></text:span><text:span text:style-name="T16">var </text:span><text:span text:style-name="T19">numero : </text:span><text:span text:style-name="T26">Int </text:span><text:span text:style-name="T19">= </text:span><text:span text:style-name="T20">1<text:line-break/> <text:s text:c="3"/></text:span><text:span text:style-name="T16">for </text:span><text:span text:style-name="T19">(</text:span><text:span text:style-name="T18">i </text:span><text:span text:style-name="T16">in </text:span><text:span text:style-name="T20">1</text:span><text:span text:style-name="T19">..</text:span><text:span text:style-name="T20">10</text:span><text:span text:style-name="T19">){<text:line-break/> <text:s text:c="7"/></text:span><text:span text:style-name="T16">if</text:span><text:span text:style-name="T19">(numero&gt;</text:span><text:span text:style-name="T20">8</text:span><text:span text:style-name="T19">){<text:line-break/> <text:s text:c="11"/></text:span><text:span text:style-name="T21">println</text:span><text:span text:style-name="T19">(</text:span><text:span text:style-name="T22">"</text:span><text:span text:style-name="T23">$</text:span><text:span text:style-name="T19">numero</text:span><text:span text:style-name="T22"> -Bucle roto al ser mayor que 8"</text:span><text:span text:style-name="T19">)<text:line-break/> <text:s text:c="11"/>numero++<text:line-break/> <text:s text:c="11"/></text:span><text:span text:style-name="T16">break<text:line-break/> <text:s text:c="7"/></text:span><text:span text:style-name="T19">}</text:span><text:span text:style-name="T16">else if </text:span><text:span text:style-name="T19">(numero%</text:span><text:span text:style-name="T20">3 </text:span><text:span text:style-name="T19">== </text:span><text:span text:style-name="T20">0</text:span><text:span text:style-name="T19">){<text:line-break/> <text:s text:c="11"/></text:span><text:span text:style-name="T21">println</text:span><text:span text:style-name="T19">(</text:span><text:span text:style-name="T22">"</text:span><text:span text:style-name="T23">$</text:span><text:span text:style-name="T19">numero</text:span><text:span text:style-name="T22"> -Numero multiplo de 3"</text:span><text:span text:style-name="T19">)<text:line-break/> <text:s text:c="11"/>numero++<text:line-break/> <text:s text:c="11"/></text:span><text:span text:style-name="T16">continue<text:line-break/> <text:s text:c="7"/></text:span><text:span text:style-name="T19">}</text:span><text:span text:style-name="T16">else</text:span><text:span text:style-name="T19">{<text:line-break/> <text:s text:c="11"/></text:span><text:span text:style-name="T21">println</text:span><text:span text:style-name="T19">(</text:span><text:span text:style-name="T22">"</text:span><text:span text:style-name="T23">$</text:span><text:span text:style-name="T19">numero</text:span><text:span text:style-name="T22"> -Numero normal"</text:span><text:span text:style-name="T19">)<text:line-break/> <text:s text:c="11"/>numero++<text:line-break/> <text:s text:c="7"/>}<text:line-break/><text:line-break/> <text:s text:c="3"/>}<text:line-break/>}<text:line-break/></text:span><text:span text:style-name="T25">bucleConControl</text:span><text:span text:style-name="T19">()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top="0cm" fo:margin-bottom="0.797cm" style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" style:default-outline-level="2" style:class="text">
      <style:paragraph-properties fo:margin-left="0.018cm" fo:margin-top="0cm" fo:margin-bottom="0.307cm" style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ff0000" loext:opacity="100%" style:font-name="Arial" fo:font-family="Arial" style:font-family-generic="swiss" style:font-pitch="variable" fo:font-size="12pt" fo:font-style="italic" fo:font-weight="bold" style:font-name-asian="Arial" style:font-family-asian="Arial" style:font-family-generic-asian="swiss" style:font-pitch-asian="variable" style:font-size-asian="12pt" style:font-style-asian="italic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ff0000" loext:opacity="100%" style:font-name="Arial" fo:font-family="Arial" style:font-family-generic="swiss" style:font-pitch="variable" fo:font-size="12pt" fo:font-style="italic" fo:font-weight="bold" style:font-name-asian="Arial" style:font-family-asian="Arial" style:font-family-generic-asian="swiss" style:font-pitch-asian="variable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1_20_Char" style:display-name="Heading 1 Char" style:family="text">
      <style:text-properties fo:color="#000000" loext:opacity="100%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1.27cm" fo:margin-bottom="1.328cm" fo:margin-left="2.54cm" fo:margin-right="2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F0" style:page-layout-name="Mpm2" draw:style-name="Mdp1" style:next-style-name="MP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>Kotlin tabla ejercicios 2 bucle</dc:title>
    <dc:subject/>
    <meta:initial-creator>word</meta:initial-creator>
    <meta:creation-date>2024-10-17T14:54:00Z</meta:creation-date>
    <dc:date>2024-10-17T17:06:34.662000000</dc:date>
    <meta:editing-cycles>3</meta:editing-cycles>
    <meta:editing-duration>PT12M31S</meta:editing-duration>
    <meta:document-statistic meta:table-count="0" meta:image-count="0" meta:object-count="0" meta:page-count="5" meta:paragraph-count="43" meta:word-count="693" meta:character-count="5201" meta:non-whitespace-character-count="3712"/>
    <meta:template xlink:type="simple" xlink:actuate="onRequest" xlink:title="" xlink:href="Normal"/>
  </office:meta>
</office:document-meta>
</file>